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5.723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4.961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4.872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4.961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4.707cm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4.226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4.707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5.215cm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6.485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aa61a" draw:textarea-horizontal-align="justify" draw:textarea-vertical-align="middle" draw:auto-grow-height="false" fo:min-height="1.147cm" fo:min-width="6.993cm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standard">
      <style:graphic-properties draw:stroke="solid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23cm" svg:height="1.397cm" svg:x="3.921cm" svg:y="4.924cm">
          <text:p text:style-name="P1">programSet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5.461cm" svg:height="1.143cm" svg:x="4.302cm" svg:y="7.972cm">
          <text:p text:style-name="P1">autogr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5.372cm" svg:height="1.143cm" svg:x="6.031cm" svg:y="11.263cm">
          <text:p text:style-name="P1">in_file_pr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5.461cm" svg:height="1.397cm" svg:x="6.004cm" svg:y="13.93cm">
          <text:p text:style-name="P1">roster_lin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5.207cm" svg:height="1.397cm" svg:x="6.104cm" svg:y="16.724cm">
          <text:p text:style-name="P1">lab_part_gr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0" draw:id="id10" draw:layer="layout" svg:width="4.726cm" svg:height="1.905cm" svg:x="4.937cm" svg:y="21.053cm">
          <text:p text:style-name="P1">labGr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6" draw:id="id6" draw:layer="layout" svg:width="5.207cm" svg:height="1.143cm" svg:x="13.319cm" svg:y="10.385cm">
          <text:p text:style-name="P1">parseCourse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7" draw:id="id7" draw:layer="layout" svg:width="5.588cm" svg:height="1.016cm" svg:x="13.319cm" svg:y="11.909cm">
          <text:p text:style-name="P1">getGoogleTa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8" draw:id="id8" draw:layer="layout" svg:width="5.715cm" svg:height="1.143cm" svg:x="12.557cm" svg:y="16.1cm">
          <text:p text:style-name="P1">getPrevGrad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9" draw:id="id9" draw:layer="layout" svg:width="6.985cm" svg:height="1.397cm" svg:x="12.557cm" svg:y="17.751cm">
          <text:p text:style-name="P1">getSectionDueDat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7.033cm" svg:y1="6.321cm" svg:x2="7.033cm" svg:y2="7.972cm" draw:start-shape="id1" draw:start-glue-point="6" draw:end-shape="id2" draw:end-glue-point="4" svg:d="M7033 6321v1651" svg:viewBox="0 0 1 1652">
          <text:p/>
        </draw:connector>
        <draw:connector draw:style-name="gr11" draw:text-style-name="P1" draw:layer="layout" svg:x1="7.033cm" svg:y1="9.115cm" svg:x2="8.717cm" svg:y2="11.263cm" draw:start-shape="id2" draw:start-glue-point="6" draw:end-shape="id3" draw:end-glue-point="0" svg:d="M7033 9115v1074h1684v1074" svg:viewBox="0 0 1685 2149">
          <text:p/>
        </draw:connector>
        <draw:connector draw:style-name="gr11" draw:text-style-name="P1" draw:layer="layout" svg:x1="8.717cm" svg:y1="12.406cm" svg:x2="8.735cm" svg:y2="13.93cm" draw:start-shape="id3" draw:start-glue-point="6" draw:end-shape="id4" draw:end-glue-point="4" svg:d="M8717 12406v762h18v762" svg:viewBox="0 0 19 1525">
          <text:p/>
        </draw:connector>
        <draw:connector draw:style-name="gr11" draw:text-style-name="P1" draw:layer="layout" svg:x1="8.735cm" svg:y1="15.327cm" svg:x2="8.708cm" svg:y2="16.724cm" draw:start-shape="id4" draw:start-glue-point="6" draw:end-shape="id5" draw:end-glue-point="4" svg:d="M8735 15327v698h-27v699" svg:viewBox="0 0 28 1398">
          <text:p/>
        </draw:connector>
        <draw:connector draw:style-name="gr11" draw:text-style-name="P1" draw:layer="layout" svg:x1="11.403cm" svg:y1="11.835cm" svg:x2="13.319cm" svg:y2="10.957cm" draw:start-shape="id3" draw:start-glue-point="7" draw:end-shape="id6" draw:end-glue-point="5" svg:d="M11403 11835h958v-878h958" svg:viewBox="0 0 1917 879">
          <text:p/>
        </draw:connector>
        <draw:connector draw:style-name="gr11" draw:text-style-name="P1" draw:layer="layout" svg:x1="11.403cm" svg:y1="11.835cm" svg:x2="13.319cm" svg:y2="12.417cm" draw:start-shape="id3" draw:start-glue-point="7" draw:end-shape="id7" draw:end-glue-point="5" svg:d="M11403 11835h959v582h957" svg:viewBox="0 0 1917 583">
          <text:p/>
        </draw:connector>
        <draw:connector draw:style-name="gr11" draw:text-style-name="P1" draw:layer="layout" svg:x1="11.311cm" svg:y1="17.423cm" svg:x2="12.557cm" svg:y2="16.672cm" draw:start-shape="id5" draw:start-glue-point="7" draw:end-shape="id8" draw:end-glue-point="5" svg:d="M11311 17423h623v-751h623" svg:viewBox="0 0 1247 752">
          <text:p/>
        </draw:connector>
        <draw:connector draw:style-name="gr11" draw:text-style-name="P1" draw:layer="layout" svg:x1="11.311cm" svg:y1="17.423cm" svg:x2="12.557cm" svg:y2="18.45cm" draw:start-shape="id5" draw:start-glue-point="7" draw:end-shape="id9" draw:end-glue-point="5" svg:d="M11311 17423h623v1027h623" svg:viewBox="0 0 1247 1028">
          <text:p/>
        </draw:connector>
        <draw:connector draw:style-name="gr11" draw:text-style-name="P1" draw:layer="layout" draw:line-skew="-1.211cm" svg:x1="6.104cm" svg:y1="17.423cm" svg:x2="6.031cm" svg:y2="11.835cm" draw:start-shape="id5" draw:start-glue-point="5" draw:end-shape="id3" draw:end-glue-point="5" svg:d="M6104 17423h-1785v-5588h1712" svg:viewBox="0 0 1786 5589">
          <text:p/>
        </draw:connector>
        <draw:connector draw:style-name="gr11" draw:text-style-name="P1" draw:layer="layout" svg:x1="8.708cm" svg:y1="18.121cm" svg:x2="7.3cm" svg:y2="21.053cm" draw:start-shape="id5" draw:start-glue-point="6" draw:end-shape="id10" draw:end-glue-point="4" svg:d="M8708 18121v1466h-1408v1466" svg:viewBox="0 0 1409 2933">
          <text:p/>
        </draw:connector>
        <draw:connector draw:style-name="gr11" draw:text-style-name="P1" draw:layer="layout" draw:line-skew="-2.166cm" svg:x1="4.937cm" svg:y1="22.006cm" svg:x2="4.302cm" svg:y2="8.544cm" draw:start-shape="id10" draw:start-glue-point="5" draw:end-shape="id2" draw:end-glue-point="5" svg:d="M4937 22006h-3303v-13462h2668" svg:viewBox="0 0 3304 13463">
          <text:p/>
        </draw:connector>
        <draw:custom-shape draw:style-name="gr12" draw:text-style-name="P2" xml:id="id11" draw:id="id11" draw:layer="layout" svg:width="7.493cm" svg:height="1.397cm" svg:x="11.541cm" svg:y="7.845cm">
          <text:p text:style-name="P1">(Graded file written ou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9.763cm" svg:y1="8.544cm" svg:x2="11.541cm" svg:y2="8.544cm" draw:start-shape="id2" draw:start-glue-point="7" draw:end-shape="id11" draw:end-glue-point="5" svg:d="M9763 8544h1778" svg:viewBox="0 0 1779 1">
          <text:p/>
        </draw:connector>
        <draw:frame draw:style-name="gr13" draw:text-style-name="P3" draw:layer="layout" svg:width="6.096cm" svg:height="0.954cm" draw:transform="rotate (1.5685273987673) translate (3.207cm 17.254cm)">
          <draw:text-box>
            <text:p>For each lab part:</text:p>
          </draw:text-box>
        </draw:frame>
        <draw:frame draw:style-name="gr14" draw:text-style-name="P5" draw:layer="layout" svg:width="6.731cm" svg:height="1.778cm" svg:x="1cm" svg:y="1cm">
          <draw:text-box>
            <text:p text:style-name="P4"><text:span text:style-name="T1">ME273 Autograder</text:span></text:p>
            <text:p text:style-name="P4"><text:span text:style-name="T2">System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8:00:32.590422076</meta:creation-date>
    <dc:date>2018-07-13T18:16:16.340155247</dc:date>
    <meta:editing-duration>PT5M33S</meta:editing-duration>
    <meta:editing-cycles>1</meta:editing-cycles>
    <meta:document-statistic meta:object-count="25"/>
    <meta:generator>LibreOffice/5.4.0.3$Linux_X86_64 LibreOffice_project/7556cbc6811c9d992f4064ab9287069087d7f62c</meta:generator>
  </office:meta>
</office:document-meta>
</file>